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style:font-name="Arial"/>
    </style:style>
    <style:style style:name="P4" style:parent-style-name="Standard" style:family="paragraph">
      <style:text-properties style:font-name="Arial"/>
    </style:style>
    <style:style style:name="TableColumn6" style:family="table-column">
      <style:table-column-properties style:column-width="3.3465in" style:use-optimal-column-width="false"/>
    </style:style>
    <style:style style:name="TableColumn7" style:family="table-column">
      <style:table-column-properties style:column-width="3.3465in" style:use-optimal-column-width="false"/>
    </style:style>
    <style:style style:name="Table5" style:family="table">
      <style:table-properties style:width="6.693in" fo:margin-left="-0.009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Arial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Arial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/>
    </style:style>
    <style:style style:name="P18" style:parent-style-name="Normal" style:family="paragraph">
      <style:text-properties text:display="none"/>
    </style:style>
    <style:style style:name="TableColumn20" style:family="table-column">
      <style:table-column-properties style:column-width="3.3465in" style:use-optimal-column-width="false"/>
    </style:style>
    <style:style style:name="TableColumn21" style:family="table-column">
      <style:table-column-properties style:column-width="3.3465in" style:use-optimal-column-width="false"/>
    </style:style>
    <style:style style:name="Table19" style:family="table">
      <style:table-properties style:width="6.693in" fo:margin-left="-0.009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Arial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extbody" style:family="paragraph">
      <style:text-properties style:font-name="Arial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extbody" style:list-style-name="LFO1" style:family="paragraph"/>
    <style:style style:name="T37" style:parent-style-name="Fuentedepárrafopredeter." style:family="text">
      <style:text-properties style:font-name="Arial" fo:language="es" fo:country="UY"/>
    </style:style>
    <style:style style:name="P38" style:parent-style-name="Textbody" style:list-style-name="LFO1" style:family="paragraph"/>
    <style:style style:name="T39" style:parent-style-name="Fuentedepárrafopredeter." style:family="text">
      <style:text-properties style:font-name="Arial" fo:language="es" fo:country="UY"/>
    </style:style>
    <style:style style:name="P40" style:parent-style-name="Textbody" style:list-style-name="LFO1" style:family="paragraph"/>
    <style:style style:name="T41" style:parent-style-name="Fuentedepárrafopredeter." style:family="text">
      <style:text-properties style:font-name="Arial" fo:language="es" fo:country="UY"/>
    </style:style>
    <style:style style:name="P42" style:parent-style-name="Textbody" style:list-style-name="LFO2" style:family="paragraph"/>
    <style:style style:name="T43" style:parent-style-name="Fuentedepárrafopredeter." style:family="text">
      <style:text-properties style:font-name="Arial" fo:language="es" fo:country="UY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Arial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extbody" style:list-style-name="LFO2" style:family="paragraph"/>
    <style:style style:name="T49" style:parent-style-name="Fuentedepárrafopredeter." style:family="text">
      <style:text-properties style:font-name="Arial" fo:background-color="#FFFFFF" fo:language="es" fo:country="UY"/>
    </style:style>
    <style:style style:name="P50" style:parent-style-name="TableContents" style:family="paragraph">
      <style:paragraph-properties fo:text-align="center"/>
    </style:style>
    <style:style style:name="T51" style:parent-style-name="Fuentedepárrafopredeter." style:family="text">
      <style:text-properties style:font-name="Arial" fo:background-color="#FFFFFF" fo:language="es" fo:country="UY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Arial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Arial"/>
    </style:style>
    <style:style style:name="P57" style:parent-style-name="Standard" style:family="paragraph">
      <style:text-properties style:font-name="Arial"/>
    </style:style>
  </office:automatic-styles>
  <office:body>
    <office:text text:use-soft-page-breaks="true">
      <text:p text:style-name="P1"/>
      <text:p text:style-name="Standard"/>
      <text:p text:style-name="P2"><text:s/><text:span text:style-name="T3">ACUSE DE SANCIONES.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bre del integrante sancionado:</text:p>
          </table:table-cell>
          <table:table-cell table:style-name="TableCell11">
            <text:p text:style-name="P12">Ian Cerpa</text:p>
          </table:table-cell>
        </table:table-row>
        <table:table-row table:style-name="TableRow13">
          <table:table-cell table:style-name="TableCell14">
            <text:p text:style-name="P15">Materia asignada:</text:p>
          </table:table-cell>
          <table:table-cell table:style-name="TableCell16">
            <text:p text:style-name="P17">Base de datos y Formación empresarial.</text:p>
          </table:table-cell>
        </table:table-row>
      </table:table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Fecha de aviso:</text:p>
          </table:table-cell>
          <table:table-cell table:style-name="TableCell25">
            <text:p text:style-name="P26">Viernes 22 de julio del 2016.</text:p>
          </table:table-cell>
        </table:table-row>
        <table:table-row table:style-name="TableRow27">
          <table:table-cell table:style-name="TableCell28">
            <text:p text:style-name="P29">Fecha y hora límite para pagar:</text:p>
          </table:table-cell>
          <table:table-cell table:style-name="TableCell30">
            <text:p text:style-name="P31">Viernes 5 de Agosto del 2016, 18:00 p.m.</text:p>
          </table:table-cell>
        </table:table-row>
        <table:table-row table:style-name="TableRow32">
          <table:table-cell table:style-name="TableCell33">
            <text:p text:style-name="P34">Reglas incumplidas:</text:p>
          </table:table-cell>
          <table:table-cell table:style-name="TableCell35">
            <text:list text:style-name="LFO1" text:continue-numbering="true">
              <text:list-item>
                <text:p text:style-name="P36"><text:span text:style-name="T37">El encargado de cada materia es responsable de explicar toda la información sobre ella a los demás integrantes del equipo con la finalidad de que todos sepan todo.</text:span></text:p>
              </text:list-item>
              <text:list-item>
                <text:p text:style-name="P38"><text:span text:style-name="T39">Cada integrante tiene que cumplir con las fechas de entrega que fueron determinadas en las reuniones y las fechas de entrega de carpetas del proyecto determinadas en la letra.</text:span></text:p>
              </text:list-item>
              <text:list-item>
                <text:p text:style-name="P40"><text:span text:style-name="T41">En las reuniones no están permitidas las distracciones. Ejemplo: Usar Facebook en el celular mientras se está en la reunión y/o dormir.</text:span></text:p>
              </text:list-item>
            </text:list>
            <text:list text:style-name="LFO2" text:continue-numbering="true">
              <text:list-item>
                <text:p text:style-name="P42"><text:span text:style-name="T43">Las reuniones de equipo tienen que ser físicas o por Skype, las ausencias de las reuniones pueden ser hasta cinco hasta terminar el año. En caso de no poder asistir de forma física a la reunión, tiene que asistir por Skype, y en caso de no poseer acceso a Skype o algún medio de ese tipo, él es el responsable de preocuparse y averiguar que se habló en dicha reunión.</text:span></text:p>
              </text:list-item>
            </text:list>
          </table:table-cell>
        </table:table-row>
        <table:table-row table:style-name="TableRow44">
          <table:table-cell table:style-name="TableCell45">
            <text:p text:style-name="P46">Sanción:</text:p>
          </table:table-cell>
          <table:table-cell table:style-name="TableCell47">
            <text:list text:style-name="LFO2" text:continue-numbering="true">
              <text:list-item>
                <text:p text:style-name="P48"><text:span text:style-name="T49">Cada regla incumplida constara de un valor de $100.</text:span></text:p>
              </text:list-item>
            </text:list>
            <text:p text:style-name="P50"><text:span text:style-name="T51">Se decidió con la coordinadora, la sub-coordinadora y el integrante 1, sacarle la carpeta de base de datos.</text:span></text:p>
          </table:table-cell>
        </table:table-row>
        <table:table-row table:style-name="TableRow52">
          <table:table-cell table:style-name="TableCell53">
            <text:p text:style-name="P54">Total:</text:p>
          </table:table-cell>
          <table:table-cell table:style-name="TableCell55">
            <text:p text:style-name="P56">$500.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mi</dc:creator>
    <meta:creation-date>2016-07-29T12:15:00Z</meta:creation-date>
    <dc:date>2016-07-29T15:39:00Z</dc:date>
    <meta:template xlink:href="Normal.dotm" xlink:type="simple"/>
    <meta:editing-cycles>3</meta:editing-cycles>
    <meta:editing-duration>PT1380S</meta:editing-duration>
    <meta:document-statistic meta:page-count="1" meta:paragraph-count="2" meta:word-count="199" meta:character-count="1297" meta:row-count="9" meta:non-whitespace-character-count="1100"/>
  </office:meta>
</office:document-meta>
</file>